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l Pleno del TSJ, 17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Civil y Familiar, 18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Penal, 16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3:35:53.314328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16T13:36:45.162548832</dc:date>
    <meta:editing-duration>PT6H45M26S</meta:editing-duration>
    <meta:editing-cycles>37</meta:editing-cycles>
    <meta:document-statistic meta:table-count="1" meta:cell-count="343" meta:object-count="0"/>
  </office:meta>
</office:document-meta>
</file>